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ladstone">
            <text:p>Gladstone</text:p>
          </table:table-cell>
          <table:table-cell office:value-type="string" office:value="radiocarbon">
            <text:p>radiocarbon</text:p>
          </table:table-cell>
          <table:table-cell office:value-type="string" office:value="CPR3">
            <text:p>CPR3</text:p>
          </table:table-cell>
          <table:table-cell office:value-type="float" office:value="-22.89">
            <text:p>-22.89</text:p>
          </table:table-cell>
          <table:table-cell office:value-type="float" office:value="152.47">
            <text:p>152.47</text:p>
          </table:table-cell>
          <table:table-cell office:value-type="float" office:value="14770.0">
            <text:p>14770.0</text:p>
          </table:table-cell>
          <table:table-cell office:value-type="float" office:value="250.0">
            <text:p>250.0</text:p>
          </table:table-cell>
          <table:table-cell office:value-type="string" office:value="Ooids">
            <text:p>Ooids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0">
            <text:p>-100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YokoyamaEtal2006,LewisEtal2013">
            <text:p>YokoyamaEtal2006,LewisEtal2013</text:p>
          </table:table-cell>
        </table:table-row>
        <table:table-row>
          <table:table-cell office:value-type="string" office:value="Gladstone">
            <text:p>Gladstone</text:p>
          </table:table-cell>
          <table:table-cell office:value-type="string" office:value="radiocarbon">
            <text:p>radiocarbon</text:p>
          </table:table-cell>
          <table:table-cell office:value-type="string" office:value="SUA-865">
            <text:p>SUA-865</text:p>
          </table:table-cell>
          <table:table-cell office:value-type="float" office:value="-24.113">
            <text:p>-24.113</text:p>
          </table:table-cell>
          <table:table-cell office:value-type="float" office:value="152.714">
            <text:p>152.714</text:p>
          </table:table-cell>
          <table:table-cell office:value-type="float" office:value="5300.0">
            <text:p>5300.0</text:p>
          </table:table-cell>
          <table:table-cell office:value-type="float" office:value="85.0">
            <text:p>85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0.2">
            <text:p>0.2</text:p>
          </table:table-cell>
          <table:table-cell office:value-type="string" office:value="LewisEtal2013,Flood1983">
            <text:p>LewisEtal2013,Flood1983</text:p>
          </table:table-cell>
        </table:table-row>
        <table:table-row>
          <table:table-cell office:value-type="string" office:value="Gladstone">
            <text:p>Gladstone</text:p>
          </table:table-cell>
          <table:table-cell office:value-type="string" office:value="radiocarbon">
            <text:p>radiocarbon</text:p>
          </table:table-cell>
          <table:table-cell office:value-type="string" office:value="CPR2">
            <text:p>CPR2</text:p>
          </table:table-cell>
          <table:table-cell office:value-type="float" office:value="-22.89">
            <text:p>-22.89</text:p>
          </table:table-cell>
          <table:table-cell office:value-type="float" office:value="152.47">
            <text:p>152.47</text:p>
          </table:table-cell>
          <table:table-cell office:value-type="float" office:value="14340.0">
            <text:p>14340.0</text:p>
          </table:table-cell>
          <table:table-cell office:value-type="float" office:value="200.0">
            <text:p>200.0</text:p>
          </table:table-cell>
          <table:table-cell office:value-type="string" office:value="Ooids">
            <text:p>Ooids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0">
            <text:p>-100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YokoyamaEtal2006,LewisEtal2013">
            <text:p>YokoyamaEtal2006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